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3.7653in" fo:margin-left="0.8938in" table:align="left"/>
    </style:style>
    <style:style style:name="Table1.A" style:family="table-column">
      <style:table-column-properties style:column-width="1.0118in"/>
    </style:style>
    <style:style style:name="Table1.B" style:family="table-column">
      <style:table-column-properties style:column-width="2.7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01e0c3" officeooo:paragraph-rsid="00115692" style:font-name-asian="Noto Sans CJK SC Regular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01e0c3" officeooo:paragraph-rsid="0012f070" style:font-name-asian="Noto Sans CJK SC Regular" style:font-size-asian="12pt" style:font-size-complex="12pt"/>
    </style:style>
    <style:style style:name="P3" style:family="paragraph" style:parent-style-name="Standard">
      <style:text-properties fo:color="#000000" officeooo:rsid="00115692" officeooo:paragraph-rsid="00115692"/>
    </style:style>
    <style:style style:name="P4" style:family="paragraph" style:parent-style-name="Standard">
      <style:text-properties fo:color="#000000" officeooo:rsid="00115692" officeooo:paragraph-rsid="00119a68"/>
    </style:style>
    <style:style style:name="P5" style:family="paragraph" style:parent-style-name="Standard">
      <style:text-properties fo:color="#000000" officeooo:rsid="00115692" officeooo:paragraph-rsid="0012f070"/>
    </style:style>
    <style:style style:name="P6" style:family="paragraph" style:parent-style-name="Standard">
      <style:text-properties fo:color="#000000" officeooo:rsid="00115692" officeooo:paragraph-rsid="0013ce0f"/>
    </style:style>
    <style:style style:name="P7" style:family="paragraph" style:parent-style-name="Standard">
      <style:text-properties fo:color="#000000" fo:font-weight="bold" officeooo:rsid="00115692" officeooo:paragraph-rsid="00115692" style:font-weight-asian="bold" style:font-weight-complex="bold"/>
    </style:style>
    <style:style style:name="P8" style:family="paragraph" style:parent-style-name="Standard">
      <style:text-properties fo:color="#000000" fo:font-weight="bold" officeooo:rsid="00115692" officeooo:paragraph-rsid="0012f070" style:font-weight-asian="bold" style:font-weight-complex="bold"/>
    </style:style>
    <style:style style:name="P9" style:family="paragraph" style:parent-style-name="Standard">
      <style:text-properties fo:color="#000000" officeooo:rsid="00095934" officeooo:paragraph-rsid="00115692"/>
    </style:style>
    <style:style style:name="P10" style:family="paragraph" style:parent-style-name="Standard">
      <style:text-properties fo:color="#000000" officeooo:rsid="00095934" officeooo:paragraph-rsid="0012f070"/>
    </style:style>
    <style:style style:name="P11" style:family="paragraph" style:parent-style-name="Standard">
      <style:text-properties fo:color="#000000" officeooo:paragraph-rsid="0012f070"/>
    </style:style>
    <style:style style:name="P12" style:family="paragraph" style:parent-style-name="Standard">
      <style:text-properties fo:color="#000000" officeooo:paragraph-rsid="0015e7c9"/>
    </style:style>
    <style:style style:name="P13" style:family="paragraph" style:parent-style-name="Standard">
      <style:text-properties fo:color="#000000" officeooo:paragraph-rsid="00160aa9"/>
    </style:style>
    <style:style style:name="P14" style:family="paragraph" style:parent-style-name="Standard">
      <style:text-properties fo:color="#000000" officeooo:rsid="001550c3" officeooo:paragraph-rsid="00167410"/>
    </style:style>
    <style:style style:name="P15" style:family="paragraph" style:parent-style-name="Standard">
      <style:text-properties fo:color="#000000" officeooo:paragraph-rsid="00167410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60aa9"/>
    </style:style>
    <style:style style:name="P18" style:family="paragraph" style:parent-style-name="Table_20_Contents">
      <style:paragraph-properties fo:text-align="center" style:justify-single-word="false"/>
      <style:text-properties officeooo:rsid="00160aa9" officeooo:paragraph-rsid="00160aa9"/>
    </style:style>
    <style:style style:name="P19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01e0c3" officeooo:paragraph-rsid="00119a68" style:font-name-asian="Noto Sans CJK SC Regular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01e0c3" officeooo:paragraph-rsid="0012f070" style:font-name-asian="Noto Sans CJK SC Regular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12f070" officeooo:paragraph-rsid="0012f070" style:font-name-asian="Noto Sans CJK SC Regular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1550c3" officeooo:paragraph-rsid="0012f070" style:font-name-asian="Noto Sans CJK SC Regular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1550c3" officeooo:paragraph-rsid="001550c3" style:font-name-asian="Noto Sans CJK SC Regular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1550c3" officeooo:paragraph-rsid="00160aa9" style:font-name-asian="Noto Sans CJK SC Regular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160aa9" officeooo:paragraph-rsid="00160aa9" style:font-name-asian="Noto Sans CJK SC Regular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Noto Sans CJK SC Regular" fo:font-size="12pt" fo:letter-spacing="normal" fo:font-style="normal" fo:font-weight="normal" officeooo:rsid="00160aa9" officeooo:paragraph-rsid="00167410" style:font-name-asian="Noto Sans CJK SC Regular" style:font-size-asian="12pt" style:font-size-complex="12pt"/>
    </style:style>
    <style:style style:name="P27" style:family="paragraph" style:parent-style-name="Standard">
      <style:text-properties fo:color="#000000" officeooo:rsid="00182416" officeooo:paragraph-rsid="00182416"/>
    </style:style>
    <style:style style:name="T1" style:family="text">
      <style:text-properties officeooo:rsid="00115692"/>
    </style:style>
    <style:style style:name="T2" style:family="text">
      <style:text-properties fo:font-variant="normal" fo:text-transform="none" style:font-name="Noto Sans CJK SC Regular" fo:font-size="12pt" fo:letter-spacing="normal" fo:font-style="normal" fo:font-weight="normal" style:font-name-asian="Noto Sans CJK SC Regular" style:font-size-asian="12pt" style:font-size-complex="12pt"/>
    </style:style>
    <style:style style:name="T3" style:family="text">
      <style:text-properties fo:font-variant="normal" fo:text-transform="none" style:font-name="Noto Sans CJK SC Regular" fo:font-size="12pt" fo:letter-spacing="normal" fo:font-style="normal" fo:font-weight="normal" officeooo:rsid="0001e0c3" style:font-name-asian="Noto Sans CJK SC Regular" style:font-size-asian="12pt" style:font-size-complex="12pt"/>
    </style:style>
    <style:style style:name="T4" style:family="text">
      <style:text-properties fo:font-variant="normal" fo:text-transform="none" style:font-name="Noto Sans CJK SC Regular" fo:font-size="12pt" fo:letter-spacing="normal" fo:font-style="normal" fo:font-weight="normal" officeooo:rsid="0012f070" style:font-name-asian="Noto Sans CJK SC Regular" style:font-size-asian="12pt" style:font-size-complex="12pt"/>
    </style:style>
    <style:style style:name="T5" style:family="text">
      <style:text-properties fo:font-variant="normal" fo:text-transform="none" style:font-name="Noto Sans CJK SC Regular" fo:font-size="12pt" fo:letter-spacing="normal" fo:font-style="normal" fo:font-weight="normal" officeooo:rsid="0013ce0f" style:font-name-asian="Noto Sans CJK SC Regular" style:font-size-asian="12pt" style:font-size-complex="12pt"/>
    </style:style>
    <style:style style:name="T6" style:family="text">
      <style:text-properties fo:font-variant="normal" fo:text-transform="none" style:font-name="Noto Sans CJK SC Regular" fo:font-size="12pt" fo:letter-spacing="normal" fo:font-style="normal" fo:font-weight="normal" officeooo:rsid="001550c3" style:font-name-asian="Noto Sans CJK SC Regular" style:font-size-asian="12pt" style:font-size-complex="12pt"/>
    </style:style>
    <style:style style:name="T7" style:family="text">
      <style:text-properties fo:font-variant="normal" fo:text-transform="none" style:font-name="Noto Sans CJK SC Regular" fo:font-size="12pt" fo:letter-spacing="normal" fo:font-style="normal" fo:font-weight="normal" officeooo:rsid="0015e7c9" style:font-name-asian="Noto Sans CJK SC Regular" style:font-size-asian="12pt" style:font-size-complex="12pt"/>
    </style:style>
    <style:style style:name="T8" style:family="text">
      <style:text-properties fo:font-variant="normal" fo:text-transform="none" style:font-name="Noto Sans CJK SC Regular" fo:font-size="12pt" fo:letter-spacing="normal" fo:font-style="normal" fo:font-weight="normal" officeooo:rsid="00160aa9" style:font-name-asian="Noto Sans CJK SC Regular" style:font-size-asian="12pt" style:font-size-complex="12pt"/>
    </style:style>
    <style:style style:name="T9" style:family="text">
      <style:text-properties fo:font-variant="normal" fo:text-transform="none" style:font-name="Noto Sans CJK SC Regular" fo:font-size="12pt" fo:letter-spacing="normal" fo:font-style="normal" fo:font-weight="normal" officeooo:rsid="00167410" style:font-name-asian="Noto Sans CJK SC Regular" style:font-size-asian="12pt" style:font-size-complex="12pt"/>
    </style:style>
    <style:style style:name="T10" style:family="text">
      <style:text-properties fo:font-variant="normal" fo:text-transform="none" style:font-name="Noto Sans CJK SC Regular" fo:font-size="12pt" fo:letter-spacing="normal" fo:font-style="normal" style:font-name-asian="Noto Sans CJK SC Regular" style:font-size-asian="12pt" style:font-size-complex="12pt"/>
    </style:style>
    <style:style style:name="T11" style:family="text">
      <style:text-properties fo:font-variant="normal" fo:text-transform="none" style:font-name="Noto Sans CJK SC Regular" fo:font-size="12pt" fo:letter-spacing="normal" fo:font-style="normal" officeooo:rsid="0012f070" style:font-name-asian="Noto Sans CJK SC Regular" style:font-size-asian="12pt" style:font-size-complex="12pt"/>
    </style:style>
    <style:style style:name="T12" style:family="text">
      <style:text-properties officeooo:rsid="001824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電梯為空偵測　</text:p>
      <text:p text:style-name="P3"/>
      <text:p text:style-name="P7">一、python API （一套基於python寫的API lib）</text:p>
      <text:p text:style-name="P9">作业系统：</text:p>
      <text:p text:style-name="P9">Ubuntu 16.04</text:p>
      <text:p text:style-name="P3"/>
      <text:p text:style-name="P9"><text:span text:style-name="T1">使用前準備 </text:span>安裝指令：</text:p>
      <text:p text:style-name="P1">$ sudo pip install virtualenv</text:p>
      <text:p text:style-name="P1">$ virtualenv kvenv --python=python3.6</text:p>
      <text:p text:style-name="P1">$ source kvenv/bin/activate</text:p>
      <text:p text:style-name="P1">$ sudo pip3 install --upgrade pip</text:p>
      <text:p text:style-name="P1">$ pip install numpy</text:p>
      <text:p text:style-name="P19">$ pip install opencv-python</text:p>
      <text:p text:style-name="P5"><text:span text:style-name="T3">$ python</text:span><text:span text:style-name="T4">3 test.py --ip <text:s/>(cameraip)</text:span></text:p>
      <text:p text:style-name="P21"/>
      <text:p text:style-name="P4"><text:span text:style-name="T3">使用說明</text:span><text:span text:style-name="T4">：參考test.py 有註解說明</text:span></text:p>
      <text:p text:style-name="P21"/>
      <text:p text:style-name="P21"/>
      <text:p text:style-name="P8"><text:span text:style-name="T11">二</text:span><text:span text:style-name="T10">、</text:span><text:span text:style-name="T11"> </text:span><text:span text:style-name="T10">python web API （一套基於python寫的web service）</text:span></text:p>
      <text:p text:style-name="P10">作业系统：</text:p>
      <text:p text:style-name="P10">Ubuntu 16.04</text:p>
      <text:p text:style-name="P5"/>
      <text:p text:style-name="P10"><text:span text:style-name="T1">使用前準備 </text:span>安裝指令：</text:p>
      <text:p text:style-name="P2">$ sudo pip install virtualenv</text:p>
      <text:p text:style-name="P2">$ virtualenv kvenv --python=python3.6</text:p>
      <text:p text:style-name="P2">$ source kvenv/bin/activate</text:p>
      <text:p text:style-name="P2">$ sudo pip3 install --upgrade pip</text:p>
      <text:p text:style-name="P2">$ pip install numpy</text:p>
      <text:p text:style-name="P2">$ pip install opencv-python</text:p>
      <text:p text:style-name="P2">$ pip install flask</text:p>
      <text:p text:style-name="P6"><text:span text:style-name="T3">$ </text:span><text:span text:style-name="T5">pip install gunicorn</text:span></text:p>
      <text:p text:style-name="P11"><text:span text:style-name="T3">$ </text:span><text:span text:style-name="T4">gunicorn -c unicorn.py eleflask:app</text:span></text:p>
      <text:p text:style-name="P22"/>
      <text:p text:style-name="P22">IP位址 與 PORT號 的更改可以透過unicorn.py 裡進行修改 </text:p>
      <text:p text:style-name="P22">有3個API url 接口可以使用</text:p>
      <text:p text:style-name="P22"/>
      <text:p text:style-name="P12"><text:span text:style-name="T6">1. IP/eleapi/initials:</text:span><text:span text:style-name="T7">port</text:span><text:span text:style-name="T2"> <text:s/></text:span><text:span text:style-name="T6">(POST)</text:span></text:p>
      <text:p text:style-name="P13"><text:span text:style-name="T8">前端代的參數 </text:span><text:span text:style-name="T6">JSON格式 { <text:s/>"id":ID, <text:s text:c="2"/>"ip":IP <text:s/>}</text:span></text:p>
      <text:p text:style-name="P23">id若以存在會返回失敗訊息</text:p>
      <text:p text:style-name="P24">回應訊息格式:</text:p>
      <text:p text:style-name="P13"><text:span text:style-name="T8">成功：</text:span><text:span text:style-name="T2">{"result": "done"}</text:span></text:p>
      <text:p text:style-name="P13"><text:span text:style-name="T8">失敗：</text:span><text:span text:style-name="T2">{"result": "id has existed"} </text:span></text:p>
      <text:p text:style-name="P25"><text:soft-page-break/></text:p>
      <text:p text:style-name="P13"><text:span text:style-name="T8">2</text:span><text:span text:style-name="T6">. IP/eleapi/reinitials:</text:span><text:span text:style-name="T7">port</text:span><text:span text:style-name="T2"> <text:s/></text:span><text:span text:style-name="T6">(POST)</text:span></text:p>
      <text:p text:style-name="P13"><text:span text:style-name="T8">前端代的參數 </text:span><text:span text:style-name="T6">JSON格式 { <text:s/>"id":ID, <text:s text:c="2"/>"ip":IP <text:s/>}</text:span></text:p>
      <text:p text:style-name="P13"><text:span text:style-name="T6">id若</text:span><text:span text:style-name="T8">不</text:span><text:span text:style-name="T6">存在會返回失敗訊息</text:span></text:p>
      <text:p text:style-name="P24">回應訊息格式:</text:p>
      <text:p text:style-name="P13"><text:span text:style-name="T8">成功：</text:span><text:span text:style-name="T2">{"result": "done"}</text:span></text:p>
      <text:p text:style-name="P13"><text:span text:style-name="T8">失敗：{"result": "</text:span><text:span text:style-name="T2">id not existing</text:span><text:span text:style-name="T8">"} </text:span></text:p>
      <text:p text:style-name="P25"/>
      <text:p text:style-name="P13"><text:span text:style-name="T8">3</text:span><text:span text:style-name="T6">. IP/eleapi/compares:</text:span><text:span text:style-name="T7">port</text:span><text:span text:style-name="T2"> <text:s/></text:span><text:span text:style-name="T6">(POST)</text:span></text:p>
      <text:p text:style-name="P13"><text:span text:style-name="T8">前端代的參數 </text:span><text:span text:style-name="T6">JSON格式 { <text:s/>"id":ID, <text:s text:c="2"/>"ip":IP <text:s/>}</text:span></text:p>
      <text:p text:style-name="P13"><text:span text:style-name="T6">id若</text:span><text:span text:style-name="T8">不</text:span><text:span text:style-name="T6">存在會返回失敗訊息</text:span></text:p>
      <text:p text:style-name="P24">回應訊息格式:</text:p>
      <text:p text:style-name="P13"><text:span text:style-name="T8">成功：</text:span><text:span text:style-name="T2">{"result": result}</text:span></text:p>
      <text:p text:style-name="P25">失敗：{"result": "id not existing"} </text:p>
      <text:p text:style-name="P25"/>
      <text:p text:style-name="P25">result值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0</text:p>
          </table:table-cell>
          <table:table-cell table:style-name="Table1.B1" office:value-type="string">
            <text:p text:style-name="P16">電梯裡為空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B2" office:value-type="string">
            <text:p text:style-name="P17">電梯裡不為空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B2" office:value-type="string">
            <text:p text:style-name="P17">錯誤 <text:s text:c="2"/>IP無法讀取畫面 </text:p>
          </table:table-cell>
        </table:table-row>
      </table:table>
      <text:p text:style-name="P25"><text:tab/></text:p>
      <text:p text:style-name="P25">url api接口說明</text:p>
      <text:p text:style-name="P15"><text:span text:style-name="T6">IP/eleapi/initials </text:span><text:span text:style-name="T8">：新增一個ipcamera , id 不可重複 , 每一個camera都需要經過此功能初始畫面</text:span></text:p>
      <text:p text:style-name="P26"/>
      <text:p text:style-name="P15"><text:span text:style-name="T6">IP/eleapi/reinitials</text:span><text:span text:style-name="T8">：更新 ID camera 的初始畫面,若電梯camera被調動過可以使用此功能重新更新初始畫面</text:span></text:p>
      <text:p text:style-name="P26"/>
      <text:p text:style-name="P14"><text:span text:style-name="T2">IP/eleapi/compares</text:span><text:span text:style-name="T8">：與初始畫面做比較檢測電梯是否為空的, </text:span><text:span text:style-name="T9">0表示電梯為空,1表示電梯不為空,4表示IP無法讀取畫面 返回錯誤值</text:span></text:p>
      <text:p text:style-name="P22"/>
      <text:p text:style-name="P22">優缺點</text:p>
      <text:p text:style-name="P27">方案一：較穩定 ,但綁定python </text:p>
      <text:p text:style-name="P27">方案二：沒經過壓力測試 ,只需發request可跨平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8:05:05.566150428</meta:creation-date>
    <dc:date>2019-08-02T11:32:56.016552784</dc:date>
    <meta:editing-duration>PT9M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61" meta:word-count="511" meta:character-count="1412" meta:non-whitespace-character-count="1264"/>
  </office:meta>
</office:document-meta>
</file>